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fo:color="#181615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2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3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3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2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5000">
            <text:p>50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table:style-name="ce4" office:value-type="float" office:value="40000000">
            <text:p>4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2">
          <table:table-cell office:value-type="string">
            <text:p>dx = dy = dz</text:p>
          </table:table-cell>
          <table:table-cell table:style-name="ce4" table:formula="of:=[.B22]/[.B21]" office:value-type="float" office:value="8000">
            <text:p>8.00E+003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20000000">
            <text:p>-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office:value-type="string">
            <text:p>dvx = dvy = dvz</text:p>
          </table:table-cell>
          <table:table-cell table:formula="of:=2*[.B28]/([.B26]*4)" office:value-type="float" office:value="16666.6666666667">
            <text:p>16666.6666666667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2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2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2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179441852950345">
            <text:p>1.794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00923760430703401">
            <text:p>9.238E-003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0.0364949772151722">
            <text:p>3.649E-002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88.2812156251314">
            <text:p>88.2812156251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3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3">
          <table:table-cell office:value-type="string">
            <text:p>Envisaged timestep</text:p>
          </table:table-cell>
          <table:table-cell table:style-name="ce4" office:value-type="float" office:value="0.004">
            <text:p>4.00E-003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16317.2344661654">
            <text:p>16317.234466165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3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3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3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3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1000">
            <text:p>10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table:style-name="ce4" office:value-type="float" office:value="40000000">
            <text:p>4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3">
          <table:table-cell office:value-type="string">
            <text:p>dx = dy = dz</text:p>
          </table:table-cell>
          <table:table-cell table:style-name="ce4" table:formula="of:=[.B22]/[.B21]" office:value-type="float" office:value="40000">
            <text:p>4.00E+00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20000000">
            <text:p>-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string">
            <text:p>dvx = dvy = dvz</text:p>
          </table:table-cell>
          <table:table-cell table:formula="of:=2*[.B28]/([.B26]*4)" office:value-type="float" office:value="25000">
            <text:p>25000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3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3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3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269162779425517">
            <text:p>2.692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0461880215351701">
            <text:p>4.619E-002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0.182474886075861">
            <text:p>1.825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88.2812156251314">
            <text:p>88.2812156251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3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3">
          <table:table-cell office:value-type="string">
            <text:p>Envisaged timestep</text:p>
          </table:table-cell>
          <table:table-cell table:style-name="ce4" office:value-type="float" office:value="0.01">
            <text:p>1.00E-002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6526.89378646616">
            <text:p>6526.8937864662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3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3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3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3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200">
            <text:p>2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table:style-name="ce4" office:value-type="float" office:value="40000000">
            <text:p>4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3">
          <table:table-cell office:value-type="string">
            <text:p>dx = dy = dz</text:p>
          </table:table-cell>
          <table:table-cell table:style-name="ce4" table:formula="of:=[.B22]/[.B21]" office:value-type="float" office:value="200000">
            <text:p>2.00E+0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20000000">
            <text:p>-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string">
            <text:p>dvx = dvy = dvz</text:p>
          </table:table-cell>
          <table:table-cell table:formula="of:=2*[.B28]/([.B26]*4)" office:value-type="float" office:value="25000">
            <text:p>25000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3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3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3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269162779425517">
            <text:p>2.692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23094010767585">
            <text:p>2.309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0.912374430379304">
            <text:p>9.124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88.2812156251314">
            <text:p>88.2812156251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3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3">
          <table:table-cell office:value-type="string">
            <text:p>Envisaged timestep</text:p>
          </table:table-cell>
          <table:table-cell table:style-name="ce4" office:value-type="float" office:value="0.01">
            <text:p>1.00E-002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6526.89378646616">
            <text:p>6526.893786466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7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9T11:01:59</meta:creation-date>
    <dc:date>2012-05-15T17:13:42</dc:date>
    <meta:editing-duration>P3DT21H14M27S</meta:editing-duration>
    <meta:editing-cycles>25</meta:editing-cycles>
    <meta:generator>LibreOffice/3.3$Unix LibreOffice_project/330m19$Build-401</meta:generator>
    <meta:document-statistic meta:table-count="3" meta:cell-count="477" meta:object-count="0"/>
  </office:meta>
</office:document-meta>
</file>